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in Modern Math" svg:font-family="'Latin Modern Math', 'STIX Two Math', 'XITS Math', 'STIX Math', 'Libertinus Math', 'TeX Gyre Termes Math', 'TeX Gyre Bonum Math', 'TeX Gyre Schola', 'DejaVu Math TeX Gyre', 'TeX Gyre Pagella Math', 'Asana Math', 'Cambria Math', 'Lucida Bright Math', 'Minion Math', STIXGeneral, STIXSizeOneSym, Symbol, 'Times New Roman', serif"/>
    <style:font-face style:name="Lohit Devanagari1" svg:font-family="'Lohit Devanagari'"/>
    <style:font-face style:name="inherit" svg:font-family="inherit"/>
    <style:font-face style:name="Liberation Serif" svg:font-family="'Liberation Serif'" style:font-family-generic="roman"/>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fo:font-weight="bold" officeooo:rsid="003c9be4" officeooo:paragraph-rsid="003c9be4" style:font-weight-asian="bold" style:font-weight-complex="bold"/>
    </style:style>
    <style:style style:name="P2" style:family="paragraph" style:parent-style-name="Standard">
      <style:text-properties fo:font-weight="bold" officeooo:rsid="003c9be4" officeooo:paragraph-rsid="003d0c5a" style:font-weight-asian="bold" style:font-weight-complex="bold"/>
    </style:style>
    <style:style style:name="P3" style:family="paragraph" style:parent-style-name="Standard">
      <style:text-properties style:text-position="0% 100%" fo:font-weight="bold" officeooo:rsid="0024d6be" officeooo:paragraph-rsid="0024d6be" fo:background-color="transparent" style:font-weight-asian="bold" style:font-weight-complex="bold"/>
    </style:style>
    <style:style style:name="P4" style:family="paragraph" style:parent-style-name="Text_20_body">
      <style:text-properties style:text-position="0% 100%" style:font-name="Open Sans" fo:font-style="normal" officeooo:rsid="00336071" officeooo:paragraph-rsid="00336071" style:font-name-asian="Noto Serif CJK SC" style:font-style-asian="normal" style:font-name-complex="Lohit Devanagari" style:font-style-complex="normal"/>
    </style:style>
    <style:style style:name="P5" style:family="paragraph" style:parent-style-name="Text_20_body">
      <style:text-properties style:text-position="0% 100%" style:font-name="Open Sans" fo:font-style="normal" officeooo:rsid="0029dd82" officeooo:paragraph-rsid="0029dd82" style:font-name-asian="Noto Serif CJK SC" style:font-style-asian="normal" style:font-name-complex="Lohit Devanagari" style:font-style-complex="normal"/>
    </style:style>
    <style:style style:name="P6" style:family="paragraph" style:parent-style-name="Text_20_body">
      <style:text-properties style:text-position="0% 100%" style:font-name="Open Sans" fo:font-style="normal" officeooo:rsid="002d1c22" officeooo:paragraph-rsid="002d1c22" style:font-name-asian="Noto Serif CJK SC" style:font-style-asian="normal" style:font-name-complex="Lohit Devanagari" style:font-style-complex="normal"/>
    </style:style>
    <style:style style:name="P7" style:family="paragraph" style:parent-style-name="Text_20_body">
      <style:text-properties style:text-position="0% 100%" style:font-name="Open Sans" fo:font-style="normal" fo:font-weight="normal" officeooo:rsid="0025071a" officeooo:paragraph-rsid="0024d6be" style:font-name-asian="Noto Serif CJK SC" style:font-style-asian="normal" style:font-weight-asian="normal" style:font-name-complex="Lohit Devanagari" style:font-style-complex="normal" style:font-weight-complex="normal"/>
    </style:style>
    <style:style style:name="P8" style:family="paragraph" style:parent-style-name="Text_20_body">
      <style:text-properties style:text-position="0% 100%" fo:font-style="italic" fo:font-weight="bold" officeooo:rsid="0024d6be" officeooo:paragraph-rsid="0024d6be" style:font-style-asian="italic" style:font-weight-asian="bold" style:font-style-complex="italic" style:font-weight-complex="bold"/>
    </style:style>
    <style:style style:name="P9" style:family="paragraph" style:parent-style-name="Text_20_body">
      <style:text-properties style:text-position="0% 100%" fo:font-style="normal" officeooo:rsid="002d1c22" officeooo:paragraph-rsid="002d1c22" style:font-style-asian="normal" style:font-style-complex="normal"/>
    </style:style>
    <style:style style:name="P10" style:family="paragraph" style:parent-style-name="Text_20_body">
      <style:text-properties fo:font-weight="normal" officeooo:rsid="003a5a5b" officeooo:paragraph-rsid="003a5a5b" style:font-weight-asian="normal" style:font-weight-complex="normal"/>
    </style:style>
    <style:style style:name="P11" style:family="paragraph" style:parent-style-name="Text_20_body">
      <style:text-properties fo:font-weight="normal" officeooo:rsid="003f228e" officeooo:paragraph-rsid="003f228e" style:font-weight-asian="normal" style:font-weight-complex="normal"/>
    </style:style>
    <style:style style:name="P12" style:family="paragraph" style:parent-style-name="Text_20_body">
      <style:text-properties fo:font-weight="normal" officeooo:rsid="0072da88" officeooo:paragraph-rsid="0072da88" style:font-weight-asian="normal" style:font-weight-complex="normal"/>
    </style:style>
    <style:style style:name="P13" style:family="paragraph" style:parent-style-name="Text_20_body">
      <style:text-properties fo:font-style="normal" fo:font-weight="bold" officeooo:paragraph-rsid="0032003a" style:font-style-asian="normal" style:font-weight-asian="bold" style:font-style-complex="normal" style:font-weight-complex="bold"/>
    </style:style>
    <style:style style:name="P14" style:family="paragraph" style:parent-style-name="Text_20_body">
      <style:text-properties fo:font-style="normal" fo:font-weight="bold" officeooo:rsid="002d1c22" officeooo:paragraph-rsid="002d1c22" fo:background-color="transparent" style:font-style-asian="normal" style:font-weight-asian="bold" style:font-style-complex="normal" style:font-weight-complex="bold"/>
    </style:style>
    <style:style style:name="P15" style:family="paragraph" style:parent-style-name="Text_20_body">
      <style:text-properties fo:font-style="normal" officeooo:rsid="00336071" officeooo:paragraph-rsid="00336071" style:font-style-asian="normal" style:font-style-complex="normal"/>
    </style:style>
    <style:style style:name="P16" style:family="paragraph" style:parent-style-name="Text_20_body">
      <style:text-properties fo:font-style="normal" officeooo:rsid="00345c74" officeooo:paragraph-rsid="00345c74" style:font-style-asian="normal" style:font-style-complex="normal"/>
    </style:style>
    <style:style style:name="P17" style:family="paragraph" style:parent-style-name="Text_20_body">
      <style:text-properties fo:font-style="normal" fo:font-weight="normal" officeooo:rsid="004459a4" officeooo:paragraph-rsid="004459a4" style:font-style-asian="normal" style:font-weight-asian="normal" style:font-style-complex="normal" style:font-weight-complex="normal"/>
    </style:style>
    <style:style style:name="P18" style:family="paragraph" style:parent-style-name="Text_20_body">
      <style:text-properties fo:font-style="normal" fo:font-weight="normal" officeooo:rsid="004459a4" officeooo:paragraph-rsid="004966af" style:font-style-asian="normal" style:font-weight-asian="normal" style:font-style-complex="normal" style:font-weight-complex="normal"/>
    </style:style>
    <style:style style:name="P19" style:family="paragraph" style:parent-style-name="Text_20_body">
      <style:text-properties fo:font-style="normal" fo:font-weight="normal" officeooo:rsid="0068a07d" officeooo:paragraph-rsid="0068a07d" style:font-style-asian="normal" style:font-weight-asian="normal" style:font-style-complex="normal" style:font-weight-complex="normal"/>
    </style:style>
    <style:style style:name="P20" style:family="paragraph" style:parent-style-name="Text_20_body">
      <style:text-properties officeooo:paragraph-rsid="002d1c22"/>
    </style:style>
    <style:style style:name="P21" style:family="paragraph" style:parent-style-name="Text_20_body">
      <style:text-properties officeooo:rsid="002d1c22" officeooo:paragraph-rsid="002d1c22"/>
    </style:style>
    <style:style style:name="P22" style:family="paragraph" style:parent-style-name="Text_20_body">
      <style:text-properties officeooo:paragraph-rsid="00345c74"/>
    </style:style>
    <style:style style:name="P23" style:family="paragraph" style:parent-style-name="Text_20_body">
      <style:text-properties fo:font-weight="bold" officeooo:paragraph-rsid="00345c74" style:font-weight-asian="bold" style:font-weight-complex="bold"/>
    </style:style>
    <style:style style:name="P24" style:family="paragraph" style:parent-style-name="Text_20_body">
      <style:text-properties fo:font-weight="bold" officeooo:paragraph-rsid="003d0c5a" style:font-weight-asian="bold" style:font-weight-complex="bold"/>
    </style:style>
    <style:style style:name="P25" style:family="paragraph" style:parent-style-name="Text_20_body">
      <style:text-properties fo:font-weight="bold" officeooo:paragraph-rsid="003d0c5a" fo:background-color="transparent" style:font-weight-asian="bold" style:font-weight-complex="bold"/>
    </style:style>
    <style:style style:name="P26" style:family="paragraph" style:parent-style-name="Text_20_body">
      <style:text-properties officeooo:rsid="003c9be4" officeooo:paragraph-rsid="003c9be4"/>
    </style:style>
    <style:style style:name="P27" style:family="paragraph" style:parent-style-name="Text_20_body">
      <style:text-properties officeooo:rsid="003a5a5b" officeooo:paragraph-rsid="003a5a5b"/>
    </style:style>
    <style:style style:name="P28" style:family="paragraph" style:parent-style-name="Text_20_body">
      <style:text-properties officeooo:paragraph-rsid="003a5a5b"/>
    </style:style>
    <style:style style:name="P29" style:family="paragraph" style:parent-style-name="Text_20_body">
      <style:text-properties officeooo:paragraph-rsid="004459a4"/>
    </style:style>
    <style:style style:name="P30" style:family="paragraph" style:parent-style-name="Text_20_body">
      <style:text-properties officeooo:paragraph-rsid="00490f01"/>
    </style:style>
    <style:style style:name="P31" style:family="paragraph" style:parent-style-name="Text_20_body">
      <style:text-properties officeooo:paragraph-rsid="0043e225"/>
    </style:style>
    <style:style style:name="P32" style:family="paragraph" style:parent-style-name="Text_20_body">
      <style:text-properties officeooo:paragraph-rsid="004a31d8"/>
    </style:style>
    <style:style style:name="P33" style:family="paragraph" style:parent-style-name="Text_20_body">
      <style:text-properties officeooo:rsid="006873ea" officeooo:paragraph-rsid="006873ea"/>
    </style:style>
    <style:style style:name="P34" style:family="paragraph" style:parent-style-name="Text_20_body">
      <style:text-properties officeooo:rsid="006f0d16" officeooo:paragraph-rsid="006f0d16"/>
    </style:style>
    <style:style style:name="P35" style:family="paragraph" style:parent-style-name="Text_20_body">
      <style:text-properties officeooo:paragraph-rsid="003f228e"/>
    </style:style>
    <style:style style:name="P36" style:family="paragraph" style:parent-style-name="Text_20_body">
      <style:text-properties officeooo:paragraph-rsid="0043e731"/>
    </style:style>
    <style:style style:name="P37" style:family="paragraph" style:parent-style-name="Text_20_body">
      <style:text-properties style:font-name="Open Sans" fo:font-weight="normal" officeooo:rsid="00876edc" officeooo:paragraph-rsid="00876edc" style:font-weight-asian="normal" style:font-weight-complex="normal"/>
    </style:style>
    <style:style style:name="P38" style:family="paragraph" style:parent-style-name="Text_20_body">
      <style:text-properties officeooo:paragraph-rsid="007f966d" fo:background-color="transparent"/>
    </style:style>
    <style:style style:name="P39" style:family="paragraph" style:parent-style-name="Text_20_body">
      <style:paragraph-properties fo:margin-top="0in" fo:margin-bottom="0in" loext:contextual-spacing="false"/>
    </style:style>
    <style:style style:name="P40" style:family="paragraph" style:parent-style-name="Text_20_body">
      <style:paragraph-properties fo:margin-top="0in" fo:margin-bottom="0in" loext:contextual-spacing="false"/>
      <style:text-properties fo:font-weight="normal" officeooo:rsid="0043e225" officeooo:paragraph-rsid="0043e225" fo:background-color="transparent" style:font-weight-asian="normal" style:font-weight-complex="normal"/>
    </style:style>
    <style:style style:name="P41" style:family="paragraph" style:parent-style-name="Text_20_body">
      <style:paragraph-properties fo:margin-top="0in" fo:margin-bottom="0in" loext:contextual-spacing="false"/>
      <style:text-properties fo:font-weight="normal" officeooo:rsid="005a4bfd" officeooo:paragraph-rsid="005c8f1f" fo:background-color="transparent" style:font-weight-asian="normal" style:font-weight-complex="normal"/>
    </style:style>
    <style:style style:name="P42" style:family="paragraph" style:parent-style-name="Text_20_body">
      <style:paragraph-properties fo:margin-top="0in" fo:margin-bottom="0in" loext:contextual-spacing="false"/>
      <style:text-properties officeooo:paragraph-rsid="005a4bfd"/>
    </style:style>
    <style:style style:name="P43" style:family="paragraph" style:parent-style-name="Text_20_body">
      <style:paragraph-properties fo:margin-top="0in" fo:margin-bottom="0in" loext:contextual-spacing="false"/>
      <style:text-properties officeooo:paragraph-rsid="005c35a4"/>
    </style:style>
    <style:style style:name="P44" style:family="paragraph" style:parent-style-name="Text_20_body">
      <style:paragraph-properties fo:margin-top="0in" fo:margin-bottom="0in" loext:contextual-spacing="false"/>
      <style:text-properties officeooo:paragraph-rsid="005c8f1f"/>
    </style:style>
    <style:style style:name="P45" style:family="paragraph" style:parent-style-name="Text_20_body">
      <style:paragraph-properties fo:margin-top="0in" fo:margin-bottom="0in" loext:contextual-spacing="false"/>
      <style:text-properties officeooo:rsid="001f0a9e" officeooo:paragraph-rsid="001f0a9e"/>
    </style:style>
    <style:style style:name="P46" style:family="paragraph" style:parent-style-name="Text_20_body">
      <style:paragraph-properties fo:margin-top="0in" fo:margin-bottom="0in" loext:contextual-spacing="false"/>
      <style:text-properties officeooo:paragraph-rsid="005884ae"/>
    </style:style>
    <style:style style:name="P4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weight="bold" officeooo:paragraph-rsid="00790b97" fo:background-color="transparent" style:font-weight-asian="bold" style:font-weight-complex="bold"/>
    </style:style>
    <style:style style:name="P48" style:family="paragraph" style:parent-style-name="Text_20_body">
      <style:paragraph-properties fo:margin-top="0in" fo:margin-bottom="0in" loext:contextual-spacing="false"/>
      <style:text-properties fo:font-style="normal" fo:font-weight="normal" officeooo:rsid="0087b689" officeooo:paragraph-rsid="0087b689" fo:background-color="transparent" style:font-style-asian="normal" style:font-weight-asian="normal" style:font-style-complex="normal" style:font-weight-complex="normal"/>
    </style:style>
    <style:style style:name="P49" style:family="paragraph" style:parent-style-name="Text_20_body">
      <style:paragraph-properties fo:margin-top="0in" fo:margin-bottom="0in" loext:contextual-spacing="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list-style-name="L1">
      <style:paragraph-properties fo:margin-top="0in" fo:margin-bottom="0in" loext:contextual-spacing="false"/>
    </style:style>
    <style:style style:name="P51" style:family="paragraph" style:parent-style-name="Text_20_body" style:list-style-name="L1">
      <style:paragraph-properties fo:margin-top="0in" fo:margin-bottom="0in" loext:contextual-spacing="false"/>
      <style:text-properties officeooo:rsid="001f0a9e" officeooo:paragraph-rsid="0019d0b1"/>
    </style:style>
    <style:style style:name="P52" style:family="paragraph" style:parent-style-name="Text_20_body" style:list-style-name="L1">
      <style:paragraph-properties fo:margin-top="0in" fo:margin-bottom="0in" loext:contextual-spacing="false"/>
      <style:text-properties officeooo:rsid="001b95e4" officeooo:paragraph-rsid="001b95e4"/>
    </style:style>
    <style:style style:name="P53" style:family="paragraph" style:parent-style-name="Text_20_body" style:list-style-name="L2">
      <style:paragraph-properties fo:margin-top="0in" fo:margin-bottom="0in" loext:contextual-spacing="false"/>
      <style:text-properties fo:font-weight="bold" fo:background-color="transparent" style:font-weight-asian="bold" style:font-weight-complex="bold"/>
    </style:style>
    <style:style style:name="P54" style:family="paragraph" style:parent-style-name="Text_20_body">
      <style:paragraph-properties fo:margin-top="0in" fo:margin-bottom="0in" loext:contextual-spacing="false"/>
      <style:text-properties officeooo:paragraph-rsid="0087b689"/>
    </style:style>
    <style:style style:name="P55" style:family="paragraph" style:parent-style-name="Text_20_body" style:list-style-name="L1"/>
    <style:style style:name="P56" style:family="paragraph" style:parent-style-name="Text_20_body" style:list-style-name="L2">
      <style:text-properties fo:font-weight="bold" fo:background-color="transparent" style:font-weight-asian="bold" style:font-weight-complex="bold"/>
    </style:style>
    <style:style style:name="P57" style:family="paragraph" style:parent-style-name="Text_20_body">
      <style:text-properties style:text-position="0% 100%" fo:font-weight="normal" officeooo:rsid="0072da88" officeooo:paragraph-rsid="0072da88" style:font-weight-asian="normal" style:font-weight-complex="normal"/>
    </style:style>
    <style:style style:name="P58" style:family="paragraph" style:parent-style-name="Text_20_body">
      <style:text-properties officeooo:paragraph-rsid="00826b78"/>
    </style:style>
    <style:style style:name="P59" style:family="paragraph" style:parent-style-name="Text_20_body">
      <style:text-properties fo:font-weight="normal" officeooo:rsid="00114b90" officeooo:paragraph-rsid="0088099b" fo:background-color="transparent" style:font-weight-asian="normal" style:font-weight-complex="normal"/>
    </style:style>
    <style:style style:name="P60" style:family="paragraph" style:parent-style-name="Text_20_body">
      <style:text-properties style:text-line-through-style="solid" style:text-line-through-type="single" officeooo:paragraph-rsid="00638e86"/>
    </style:style>
    <style:style style:name="P61" style:family="paragraph" style:parent-style-name="Text_20_body">
      <style:text-properties style:text-line-through-style="none" style:text-line-through-type="none" officeooo:rsid="008aaebc" officeooo:paragraph-rsid="008aaebc"/>
    </style:style>
    <style:style style:name="P62" style:family="paragraph" style:parent-style-name="Text_20_body">
      <style:text-properties style:text-line-through-style="none" style:text-line-through-type="none" officeooo:rsid="008e0007" officeooo:paragraph-rsid="008e0007"/>
    </style:style>
    <style:style style:name="P6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font-name="Latin Modern Math" fo:font-size="11.25pt" fo:font-style="normal" fo:font-weight="bold" officeooo:paragraph-rsid="00790b97" fo:background-color="#ffff00" style:font-weight-asian="bold" style:font-weight-complex="bold" loext:padding="0in" loext:border="none"/>
    </style:style>
    <style:style style:name="T1" style:family="text">
      <style:text-properties style:text-position="33% 80%"/>
    </style:style>
    <style:style style:name="T2" style:family="text">
      <style:text-properties officeooo:rsid="00170b50"/>
    </style:style>
    <style:style style:name="T3" style:family="text">
      <style:text-properties style:font-name="Liberation Serif" style:font-name-asian="Liberation Serif" style:font-name-complex="Liberation Serif"/>
    </style:style>
    <style:style style:name="T4" style:family="text">
      <style:text-properties style:font-name="Liberation Serif" officeooo:rsid="0025071a" style:font-name-asian="Liberation Serif" style:font-name-complex="Liberation Serif"/>
    </style:style>
    <style:style style:name="T5" style:family="text">
      <style:text-properties style:font-name="Liberation Serif" officeooo:rsid="0038ee4d"/>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3aeef6" style:font-weight-asian="normal" style:font-weight-complex="normal"/>
    </style:style>
    <style:style style:name="T8" style:family="text">
      <style:text-properties style:text-position="sub 58%" style:font-name="Open Sans" style:font-name-asian="Noto Serif CJK SC" style:font-name-complex="Lohit Devanagari"/>
    </style:style>
    <style:style style:name="T9" style:family="text">
      <style:text-properties style:text-position="sub 58%" style:font-name="Open Sans" fo:font-style="normal" style:font-name-asian="Noto Serif CJK SC" style:font-style-asian="normal" style:font-name-complex="Lohit Devanagari" style:font-style-complex="normal"/>
    </style:style>
    <style:style style:name="T10" style:family="text">
      <style:text-properties style:text-position="sub 58%" style:font-name="Open Sans" fo:font-style="normal" officeooo:rsid="002d1c22" style:font-name-asian="Noto Serif CJK SC" style:font-style-asian="normal" style:font-name-complex="Lohit Devanagari" style:font-style-complex="normal"/>
    </style:style>
    <style:style style:name="T11" style:family="text">
      <style:text-properties style:text-position="sub 58%" style:font-name="Open Sans" fo:font-style="normal" fo:font-weight="normal" officeooo:rsid="00826b78" fo:background-color="transparent" loext:char-shading-value="0" style:font-name-asian="Noto Serif CJK SC" style:font-style-asian="normal" style:font-weight-asian="normal" style:font-name-complex="Lohit Devanagari" style:font-style-complex="normal" style:font-weight-complex="normal"/>
    </style:style>
    <style:style style:name="T12" style:family="text">
      <style:text-properties style:text-position="sub 58%" style:font-name="Open Sans" fo:font-style="normal" fo:font-weight="normal" officeooo:rsid="008402fe" fo:background-color="transparent" loext:char-shading-value="0" style:font-name-asian="Noto Serif CJK SC" style:font-style-asian="normal" style:font-weight-asian="normal" style:font-name-complex="Lohit Devanagari" style:font-style-complex="normal" style:font-weight-complex="normal"/>
    </style:style>
    <style:style style:name="T13" style:family="text">
      <style:text-properties style:text-position="sub 58%" fo:font-style="normal" officeooo:rsid="00367cca" style:font-style-asian="normal" style:font-style-complex="normal"/>
    </style:style>
    <style:style style:name="T14" style:family="text">
      <style:text-properties style:text-position="0% 100%"/>
    </style:style>
    <style:style style:name="T15" style:family="text">
      <style:text-properties style:text-position="0% 100%" style:font-name="Liberation Serif" fo:font-style="normal" officeooo:rsid="002d1c22" style:font-name-asian="Liberation Serif" style:font-style-asian="normal" style:font-name-complex="Liberation Serif" style:font-style-complex="normal"/>
    </style:style>
    <style:style style:name="T16" style:family="text">
      <style:text-properties style:text-position="0% 100%" style:font-name="Open Sans" officeooo:rsid="0032003a" style:font-name-asian="Noto Serif CJK SC" style:font-name-complex="Lohit Devanagari"/>
    </style:style>
    <style:style style:name="T17" style:family="text">
      <style:text-properties style:text-position="0% 100%" style:font-name="Open Sans" fo:font-style="normal" style:font-name-asian="Noto Serif CJK SC" style:font-style-asian="normal" style:font-name-complex="Lohit Devanagari" style:font-style-complex="normal"/>
    </style:style>
    <style:style style:name="T18" style:family="text">
      <style:text-properties style:text-position="0% 100%" style:font-name="Open Sans" fo:font-style="normal" officeooo:rsid="002d1c22" style:font-name-asian="Noto Serif CJK SC" style:font-style-asian="normal" style:font-name-complex="Lohit Devanagari" style:font-style-complex="normal"/>
    </style:style>
    <style:style style:name="T19" style:family="text">
      <style:text-properties style:text-position="0% 100%" style:font-name="Open Sans" fo:font-style="normal" officeooo:rsid="002ee99e" style:font-name-asian="Noto Serif CJK SC" style:font-style-asian="normal" style:font-name-complex="Lohit Devanagari" style:font-style-complex="normal"/>
    </style:style>
    <style:style style:name="T20" style:family="text">
      <style:text-properties style:text-position="0% 100%" style:font-name="Open Sans" fo:font-style="normal" fo:font-weight="normal" officeooo:rsid="00826b78" fo:background-color="transparent" loext:char-shading-value="0" style:font-name-asian="Noto Serif CJK SC" style:font-style-asian="normal" style:font-weight-asian="normal" style:font-name-complex="Lohit Devanagari" style:font-style-complex="normal" style:font-weight-complex="normal"/>
    </style:style>
    <style:style style:name="T21" style:family="text">
      <style:text-properties style:text-position="0% 100%" style:font-name="Open Sans" fo:font-style="normal" fo:font-weight="normal" officeooo:rsid="008402fe" fo:background-color="transparent" loext:char-shading-value="0" style:font-name-asian="Noto Serif CJK SC" style:font-style-asian="normal" style:font-weight-asian="normal" style:font-name-complex="Lohit Devanagari" style:font-style-complex="normal" style:font-weight-complex="normal"/>
    </style:style>
    <style:style style:name="T22" style:family="text">
      <style:text-properties style:text-position="0% 100%" style:font-name="Open Sans" officeooo:rsid="0043e225" fo:background-color="transparent" loext:char-shading-value="0" style:font-name-asian="Noto Serif CJK SC" style:font-name-complex="Lohit Devanagari"/>
    </style:style>
    <style:style style:name="T23" style:family="text">
      <style:text-properties style:text-position="0% 100%" style:font-name="Open Sans" officeooo:rsid="006136a8" fo:background-color="transparent" loext:char-shading-value="0" style:font-name-asian="Noto Serif CJK SC" style:font-name-complex="Lohit Devanagari"/>
    </style:style>
    <style:style style:name="T24" style:family="text">
      <style:text-properties style:text-position="0% 100%" style:font-name="Open Sans" officeooo:rsid="0043e731" fo:background-color="transparent" loext:char-shading-value="0" style:font-name-asian="Noto Serif CJK SC" style:font-name-complex="Lohit Devanagari"/>
    </style:style>
    <style:style style:name="T25" style:family="text">
      <style:text-properties style:text-position="0% 100%" style:font-name="Open Sans" officeooo:rsid="0066efb8" fo:background-color="transparent" loext:char-shading-value="0" style:font-name-asian="Noto Serif CJK SC" style:font-name-complex="Lohit Devanagari"/>
    </style:style>
    <style:style style:name="T26" style:family="text">
      <style:text-properties style:text-position="0% 100%" style:font-name="Open Sans" officeooo:rsid="00776f02" fo:background-color="transparent" loext:char-shading-value="0" style:font-name-asian="Noto Serif CJK SC" style:font-name-complex="Lohit Devanagari"/>
    </style:style>
    <style:style style:name="T27" style:family="text">
      <style:text-properties style:text-position="0% 100%" style:font-name="Open Sans" officeooo:rsid="0062e318" fo:background-color="transparent" loext:char-shading-value="0" style:font-name-asian="Noto Serif CJK SC" style:font-name-complex="Lohit Devanagari"/>
    </style:style>
    <style:style style:name="T28" style:family="text">
      <style:text-properties style:text-position="0% 100%" style:font-name="Open Sans" fo:font-style="italic" officeooo:rsid="008402fe" style:font-name-asian="Noto Serif CJK SC" style:font-style-asian="italic" style:font-name-complex="Lohit Devanagari" style:font-style-complex="italic"/>
    </style:style>
    <style:style style:name="T29" style:family="text">
      <style:text-properties style:text-position="0% 100%" fo:font-style="normal" officeooo:rsid="00367cca" style:font-style-asian="normal" style:font-style-complex="normal"/>
    </style:style>
    <style:style style:name="T30" style:family="text">
      <style:text-properties style:text-position="0% 100%" fo:font-style="normal" fo:font-weight="normal" officeooo:rsid="0068bf85" style:font-style-asian="normal" style:font-weight-asian="normal" style:font-style-complex="normal" style:font-weight-complex="normal"/>
    </style:style>
    <style:style style:name="T31" style:family="text">
      <style:text-properties style:text-position="0% 100%" fo:font-style="normal" fo:font-weight="normal" officeooo:rsid="006903f5" style:font-style-asian="normal" style:font-weight-asian="normal" style:font-style-complex="normal" style:font-weight-complex="normal"/>
    </style:style>
    <style:style style:name="T32" style:family="text">
      <style:text-properties style:text-position="0% 100%" fo:font-style="italic" officeooo:rsid="00367cca" style:font-style-asian="italic" style:font-style-complex="italic"/>
    </style:style>
    <style:style style:name="T33" style:family="text">
      <style:text-properties style:text-position="super 58%"/>
    </style:style>
    <style:style style:name="T34" style:family="text">
      <style:text-properties style:text-position="super 58%" fo:font-style="normal" fo:font-weight="normal" officeooo:rsid="0068bf85" style:font-style-asian="normal" style:font-weight-asian="normal" style:font-style-complex="normal" style:font-weight-complex="normal"/>
    </style:style>
    <style:style style:name="T35" style:family="text">
      <style:text-properties style:font-name="Open Sans"/>
    </style:style>
    <style:style style:name="T36" style:family="text">
      <style:text-properties style:font-name="Open Sans" style:font-name-asian="Noto Serif CJK SC" style:font-name-complex="Lohit Devanagari"/>
    </style:style>
    <style:style style:name="T37" style:family="text">
      <style:text-properties style:font-name="Open Sans" officeooo:rsid="0025071a" style:font-name-asian="Noto Serif CJK SC" style:font-name-complex="Lohit Devanagari"/>
    </style:style>
    <style:style style:name="T38" style:family="text">
      <style:text-properties style:font-name="Open Sans" officeooo:rsid="00406377" style:font-name-asian="Noto Serif CJK SC" style:font-name-complex="Lohit Devanagari"/>
    </style:style>
    <style:style style:name="T39" style:family="text">
      <style:text-properties style:font-name="Open Sans" officeooo:rsid="0038ee4d"/>
    </style:style>
    <style:style style:name="T40" style:family="text">
      <style:text-properties style:font-name="Open Sans" fo:font-weight="normal" style:font-weight-asian="normal" style:font-weight-complex="normal"/>
    </style:style>
    <style:style style:name="T41" style:family="text">
      <style:text-properties style:font-name="Open Sans" fo:font-size="11.25pt"/>
    </style:style>
    <style:style style:name="T42" style:family="text">
      <style:text-properties style:font-name="Open Sans" officeooo:rsid="003d0c5a"/>
    </style:style>
    <style:style style:name="T43" style:family="text">
      <style:text-properties officeooo:rsid="00301d72"/>
    </style:style>
    <style:style style:name="T44" style:family="text">
      <style:text-properties style:text-position="-33% 80%"/>
    </style:style>
    <style:style style:name="T45" style:family="text">
      <style:text-properties officeooo:rsid="00345c74"/>
    </style:style>
    <style:style style:name="T46" style:family="text">
      <style:text-properties fo:font-style="normal" officeooo:rsid="00345c74" style:font-style-asian="normal" style:font-style-complex="normal"/>
    </style:style>
    <style:style style:name="T47" style:family="text">
      <style:text-properties fo:font-style="normal" officeooo:rsid="0035c152" style:font-style-asian="normal" style:font-style-complex="normal"/>
    </style:style>
    <style:style style:name="T48" style:family="text">
      <style:text-properties fo:font-style="normal" officeooo:rsid="00367cca"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40ce4a" style:font-style-asian="normal" style:font-weight-asian="bold" style:font-style-complex="normal" style:font-weight-complex="bold"/>
    </style:style>
    <style:style style:name="T51" style:family="text">
      <style:text-properties fo:font-style="normal" fo:font-weight="bold" officeooo:rsid="0040ce4a" fo:background-color="transparent" loext:char-shading-value="0"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459a4" style:font-style-asian="normal" style:font-weight-asian="normal" style:font-style-complex="normal" style:font-weight-complex="normal"/>
    </style:style>
    <style:style style:name="T54" style:family="text">
      <style:text-properties fo:font-style="normal" fo:font-weight="normal" officeooo:rsid="00490f01" style:font-style-asian="normal" style:font-weight-asian="normal" style:font-style-complex="normal" style:font-weight-complex="normal"/>
    </style:style>
    <style:style style:name="T55" style:family="text">
      <style:text-properties fo:font-style="normal" fo:font-weight="normal" officeooo:rsid="004966af" style:font-style-asian="normal" style:font-weight-asian="normal" style:font-style-complex="normal" style:font-weight-complex="normal"/>
    </style:style>
    <style:style style:name="T56" style:family="text">
      <style:text-properties fo:font-style="normal" fo:font-weight="normal" officeooo:rsid="004a31d8" style:font-style-asian="normal" style:font-weight-asian="normal" style:font-style-complex="normal" style:font-weight-complex="normal"/>
    </style:style>
    <style:style style:name="T57" style:family="text">
      <style:text-properties fo:font-style="normal" fo:font-weight="normal" officeooo:rsid="0065e5ed" style:font-style-asian="normal" style:font-weight-asian="normal" style:font-style-complex="normal" style:font-weight-complex="normal"/>
    </style:style>
    <style:style style:name="T58" style:family="text">
      <style:text-properties fo:font-style="normal" fo:font-weight="normal" officeooo:rsid="00678f49" style:font-style-asian="normal" style:font-weight-asian="normal" style:font-style-complex="normal" style:font-weight-complex="normal"/>
    </style:style>
    <style:style style:name="T59" style:family="text">
      <style:text-properties fo:font-style="normal" fo:font-weight="normal" officeooo:rsid="006873ea" style:font-style-asian="normal" style:font-weight-asian="normal" style:font-style-complex="normal" style:font-weight-complex="normal"/>
    </style:style>
    <style:style style:name="T60" style:family="text">
      <style:text-properties fo:font-style="normal" fo:font-weight="normal" officeooo:rsid="0068a07d" style:font-style-asian="normal" style:font-weight-asian="normal" style:font-style-complex="normal" style:font-weight-complex="normal"/>
    </style:style>
    <style:style style:name="T61" style:family="text">
      <style:text-properties fo:font-style="normal" fo:font-weight="normal" officeooo:rsid="0068bf85" style:font-style-asian="normal" style:font-weight-asian="normal" style:font-style-complex="normal" style:font-weight-complex="normal"/>
    </style:style>
    <style:style style:name="T62" style:family="text">
      <style:text-properties fo:font-style="normal" fo:font-weight="normal" officeooo:rsid="0087b689" style:font-style-asian="normal" style:font-weight-asian="normal" style:font-style-complex="normal" style:font-weight-complex="normal"/>
    </style:style>
    <style:style style:name="T63" style:family="text">
      <style:text-properties fo:font-style="normal" fo:font-weight="normal" officeooo:rsid="00702275" fo:background-color="transparent" loext:char-shading-value="0" style:font-style-asian="normal" style:font-weight-asian="normal" style:font-style-complex="normal" style:font-weight-complex="normal"/>
    </style:style>
    <style:style style:name="T64" style:family="text">
      <style:text-properties fo:font-style="normal" fo:font-weight="normal" officeooo:rsid="007c2883" fo:background-color="transparent" loext:char-shading-value="0" style:font-style-asian="normal" style:font-weight-asian="normal" style:font-style-complex="normal" style:font-weight-complex="normal"/>
    </style:style>
    <style:style style:name="T65" style:family="text">
      <style:text-properties fo:font-style="normal" fo:font-weight="normal" officeooo:rsid="00824793" fo:background-color="transparent" loext:char-shading-value="0" style:font-style-asian="normal" style:font-weight-asian="normal" style:font-style-complex="normal" style:font-weight-complex="normal"/>
    </style:style>
    <style:style style:name="T66" style:family="text">
      <style:text-properties fo:font-style="normal" fo:font-weight="normal" officeooo:rsid="0087b689" fo:background-color="transparent" loext:char-shading-value="0" style:font-style-asian="normal" style:font-weight-asian="normal" style:font-style-complex="normal" style:font-weight-complex="normal"/>
    </style:style>
    <style:style style:name="T67" style:family="text">
      <style:text-properties officeooo:rsid="0038ee4d"/>
    </style:style>
    <style:style style:name="T68" style:family="text">
      <style:text-properties fo:font-weight="normal" style:font-weight-asian="normal" style:font-weight-complex="normal"/>
    </style:style>
    <style:style style:name="T69" style:family="text">
      <style:text-properties fo:font-weight="normal" officeooo:rsid="003a5a5b" style:font-weight-asian="normal" style:font-weight-complex="normal"/>
    </style:style>
    <style:style style:name="T70" style:family="text">
      <style:text-properties fo:font-weight="normal" officeooo:rsid="003aeef6" style:font-weight-asian="normal" style:font-weight-complex="normal"/>
    </style:style>
    <style:style style:name="T71" style:family="text">
      <style:text-properties fo:font-weight="normal" officeooo:rsid="003c9be4" style:font-weight-asian="normal" style:font-weight-complex="normal"/>
    </style:style>
    <style:style style:name="T72" style:family="text">
      <style:text-properties fo:font-weight="normal" officeooo:rsid="00638e86" style:font-weight-asian="normal" style:font-weight-complex="normal"/>
    </style:style>
    <style:style style:name="T73" style:family="text">
      <style:text-properties fo:font-weight="normal" officeooo:rsid="003f228e" style:font-weight-asian="normal" style:font-weight-complex="normal"/>
    </style:style>
    <style:style style:name="T74" style:family="text">
      <style:text-properties fo:font-weight="normal" officeooo:rsid="0072da88" style:font-weight-asian="normal" style:font-weight-complex="normal"/>
    </style:style>
    <style:style style:name="T75" style:family="text">
      <style:text-properties fo:font-weight="normal" officeooo:rsid="007f966d" style:font-weight-asian="normal" style:font-weight-complex="normal"/>
    </style:style>
    <style:style style:name="T76" style:family="text">
      <style:text-properties fo:font-weight="normal" officeooo:rsid="0085f8a0" style:font-weight-asian="normal" style:font-weight-complex="normal"/>
    </style:style>
    <style:style style:name="T77" style:family="text">
      <style:text-properties fo:font-weight="normal" officeooo:rsid="008b139a" style:font-weight-asian="normal" style:font-weight-complex="normal"/>
    </style:style>
    <style:style style:name="T78" style:family="text">
      <style:text-properties fo:font-weight="normal" officeooo:rsid="008e0007" style:font-weight-asian="normal" style:font-weight-complex="normal"/>
    </style:style>
    <style:style style:name="T79" style:family="text">
      <style:text-properties fo:font-weight="normal" fo:background-color="transparent" loext:char-shading-value="0" style:font-weight-asian="normal" style:font-weight-complex="normal"/>
    </style:style>
    <style:style style:name="T80" style:family="text">
      <style:text-properties fo:font-weight="normal" officeooo:rsid="0051fc98" fo:background-color="transparent" loext:char-shading-value="0" style:font-weight-asian="normal" style:font-weight-complex="normal"/>
    </style:style>
    <style:style style:name="T81" style:family="text">
      <style:text-properties fo:font-weight="normal" officeooo:rsid="0052ec22" fo:background-color="transparent" loext:char-shading-value="0" style:font-weight-asian="normal" style:font-weight-complex="normal"/>
    </style:style>
    <style:style style:name="T82" style:family="text">
      <style:text-properties fo:font-weight="normal" officeooo:rsid="00569490" fo:background-color="transparent" loext:char-shading-value="0" style:font-weight-asian="normal" style:font-weight-complex="normal"/>
    </style:style>
    <style:style style:name="T83" style:family="text">
      <style:text-properties fo:font-weight="normal" officeooo:rsid="005884ae" fo:background-color="transparent" loext:char-shading-value="0" style:font-weight-asian="normal" style:font-weight-complex="normal"/>
    </style:style>
    <style:style style:name="T84" style:family="text">
      <style:text-properties fo:font-weight="normal" officeooo:rsid="005a4bfd" fo:background-color="transparent" loext:char-shading-value="0" style:font-weight-asian="normal" style:font-weight-complex="normal"/>
    </style:style>
    <style:style style:name="T85" style:family="text">
      <style:text-properties fo:font-weight="normal" officeooo:rsid="005bba14" fo:background-color="transparent" loext:char-shading-value="0" style:font-weight-asian="normal" style:font-weight-complex="normal"/>
    </style:style>
    <style:style style:name="T86" style:family="text">
      <style:text-properties fo:font-weight="normal" officeooo:rsid="005c35a4" fo:background-color="transparent" loext:char-shading-value="0" style:font-weight-asian="normal" style:font-weight-complex="normal"/>
    </style:style>
    <style:style style:name="T87" style:family="text">
      <style:text-properties fo:font-weight="normal" officeooo:rsid="005c8f1f" fo:background-color="transparent" loext:char-shading-value="0" style:font-weight-asian="normal" style:font-weight-complex="normal"/>
    </style:style>
    <style:style style:name="T88" style:family="text">
      <style:text-properties fo:font-weight="normal" officeooo:rsid="00765a23" fo:background-color="transparent" loext:char-shading-value="0" style:font-weight-asian="normal" style:font-weight-complex="normal"/>
    </style:style>
    <style:style style:name="T89" style:family="text">
      <style:text-properties fo:font-weight="normal" officeooo:rsid="005884ae" fo:background-color="#ffff00" loext:char-shading-value="0" style:font-weight-asian="normal" style:font-weight-complex="normal"/>
    </style:style>
    <style:style style:name="T90" style:family="text">
      <style:text-properties fo:font-size="11.25pt"/>
    </style:style>
    <style:style style:name="T91" style:family="text">
      <style:text-properties style:font-name="inherit" fo:font-size="11.25pt"/>
    </style:style>
    <style:style style:name="T92" style:family="text">
      <style:text-properties fo:font-variant="normal" fo:text-transform="none" style:font-name="inherit" fo:font-size="11.25pt" fo:font-style="normal" loext:padding="0in" loext:border="none"/>
    </style:style>
    <style:style style:name="T93" style:family="text">
      <style:text-properties fo:font-variant="normal" fo:text-transform="none" style:font-name="inherit" fo:font-size="11.25pt" fo:font-style="normal" officeooo:rsid="003d0c5a" loext:padding="0in" loext:border="none"/>
    </style:style>
    <style:style style:name="T94" style:family="text">
      <style:text-properties fo:font-variant="normal" fo:text-transform="none" style:font-name="Latin Modern Math" fo:font-size="11.25pt" fo:font-style="normal" loext:padding="0in" loext:border="none"/>
    </style:style>
    <style:style style:name="T95" style:family="text">
      <style:text-properties fo:font-variant="normal" fo:text-transform="none" loext:padding="0in" loext:border="none"/>
    </style:style>
    <style:style style:name="T96" style:family="text">
      <style:text-properties officeooo:rsid="006873ea"/>
    </style:style>
    <style:style style:name="T97" style:family="text">
      <style:text-properties officeooo:rsid="0072da88"/>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209bd7" style:font-style-asian="italic" style:font-weight-asian="bold" style:font-style-complex="italic" style:font-weight-complex="bold"/>
    </style:style>
    <style:style style:name="T100" style:family="text">
      <style:text-properties officeooo:rsid="0085f8a0"/>
    </style:style>
    <style:style style:name="T101" style:family="text">
      <style:text-properties officeooo:rsid="008c8385"/>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Will Frazee</text:p>
      <text:p text:style-name="P48">HW #1</text:p>
      <text:p text:style-name="P54"><text:span text:style-name="T66">COT5405</text:span><text:span text:style-name="T51"><text:line-break/></text:span></text:p>
      <text:p text:style-name="P38"><text:span text:style-name="T99">2. </text:span><text:span text:style-name="T98">Given an array A[1,n] of n numbers, compute the k-th smallest element in A for k=1,2,4,8,16,32 ... (i.e. all power of 2 up to n) in total time O(n).</text:span></text:p>
      <text:p text:style-name="P58"><text:span text:style-name="T20">Do median of medians, except when you get to the step of comparing K to the length of either subarray, compare all the Ks that you’re interested in. Then run the select function on either array, depending on the result of the </text:span><text:span text:style-name="T21">comparison</text:span><text:span text:style-name="T20">. The trick here is that you don’t need to do a select call for every</text:span><text:span text:style-name="T21"> single </text:span><text:span text:style-name="T20">k </text:span><text:span text:style-name="T21">at this step</text:span><text:span text:style-name="T20">. For example, say that you have A</text:span><text:span text:style-name="T11">1 </text:span><text:span text:style-name="T20">and A</text:span><text:span text:style-name="T11">2</text:span><text:span text:style-name="T20"> and you’re running for K=1,2,4,8. You determine that K=1,2,4 &lt;= |A</text:span><text:span text:style-name="T11">1</text:span><text:span text:style-name="T20">| and that K=8&gt;</text:span><text:span text:style-name="T21">|A</text:span><text:span text:style-name="T12">1</text:span><text:span text:style-name="T21">|. Just run two select calls: Select(A</text:span><text:span text:style-name="T12">1</text:span><text:span text:style-name="T21">,1,2,4) and Select(A</text:span><text:span text:style-name="T12">2</text:span><text:span text:style-name="T21">,8). <text:s/></text:span></text:p>
      <text:p text:style-name="P58"><text:span text:style-name="T21">---</text:span></text:p>
      <text:p text:style-name="P59"><text:span text:style-name="T28">First do a selection for floor(log(n)). Then, run the algorithm again for the next lowest power of 2 in the list of ks, this time disregarding all numbers greater than floor((logn)). Repeat.</text:span></text:p>
      <text:p text:style-name="P7"/>
      <text:p text:style-name="P3"><text:span text:style-name="T38">3. </text:span><text:span text:style-name="T37">The following question has two parts:</text:span></text:p>
      <text:list xml:id="list3409261293" text:style-name="L2">
        <text:list-item>
          <text:p text:style-name="P53">Your friend, John, is holding an integer array A[1,n], and he tells you that the array is sorted, and contains all the integers from 0 to n except one. John challenges you to find the missing integer. He allows you to ask him questions in the form: What is the j-th bit of A[i]?" and he is going to answer you honestly. So, you can vary the values of i and j in each question you ask him. Design an algorithm to find out the missing integer using O(log<text:span text:style-name="T1">2</text:span> n) questions. </text:p>
        </text:list-item>
      </text:list>
      <text:p text:style-name="P46"><text:span text:style-name="T83">My solution works for when n is a power of 2. I’m sure that I could generalize it, but it just makes the math cleaner. Also, I think bits are 0 indexed? I can’t quite remember but that’s what I’m </text:span><text:span text:style-name="T88">using</text:span><text:span text:style-name="T83">.</text:span><text:span text:style-name="T89"><text:line-break/></text:span></text:p>
      <text:p text:style-name="P44"><text:span text:style-name="T80">If A[i] = i-1, then it plus every number before it is in the correct place. Take the example of n=4, where the number 2 is missing: [0,1,3,4] A[1] = 0 = 1-1, A[2]=1=2-1, A[3]=3, which means that it and any number after it is not in the right place. Another way to say this is that if A[i]=i, the missing digit occurs before A[i].<text:line-break/></text:span><text:span text:style-name="T81"><text:line-break/></text:span><text:span text:style-name="T82">How can we use our question to help, along with this knowledge? </text:span><text:span text:style-name="T83">We basically just need to confirm that every bit is in the right place. </text:span><text:span text:style-name="T84"><text:line-break/><text:line-break/>Another way to think about it is that we are counting down in binary by the powers of 2, starting with n, and are building up our number. So, </text:span><text:span text:style-name="T86">the algorithm:</text:span></text:p>
      <text:p text:style-name="P41"><text:line-break/>missingno = 0</text:p>
      <text:p text:style-name="P42"><text:span text:style-name="T79">for </text:span><text:span text:style-name="T86">j</text:span><text:span text:style-name="T79">=n..0:</text:span></text:p>
      <text:p text:style-name="P42"><text:span text:style-name="T84"><text:tab/></text:span><text:span text:style-name="T86">If missingno = 0, </text:span><text:span text:style-name="T84">Ask about the floor(sqrt(</text:span><text:span text:style-name="T85">2^</text:span><text:span text:style-name="T86">j</text:span><text:span text:style-name="T84">)) bit of A[</text:span><text:span text:style-name="T87">i] where i=2^j</text:span><text:span text:style-name="T84">. </text:span></text:p>
      <text:p text:style-name="P43"><text:span text:style-name="T84"><text:tab/>If 1, continue because our missing number is less than the number we’re currently examining. </text:span><text:span text:style-name="T86">If missingno &gt; 0, ask about </text:span><text:span text:style-name="T84">A[</text:span><text:span text:style-name="T87">i </text:span><text:span text:style-name="T85">– 2^</text:span><text:span text:style-name="T86">j</text:span><text:span text:style-name="T85">-1], </text:span><text:span text:style-name="T86">because we’ve already overshot to the right.</text:span><text:span text:style-name="T84"><text:line-break/><text:tab/>If 0, our missing number is after </text:span><text:span text:style-name="T86">A[i]</text:span><text:span text:style-name="T84">, add 2^</text:span><text:span text:style-name="T86">j</text:span><text:span text:style-name="T85"> </text:span><text:span text:style-name="T84">to missingno. On the next loop, instead ask about A</text:span><text:span text:style-name="T86">[i</text:span><text:span text:style-name="T85">+ 2^</text:span><text:span text:style-name="T86">j</text:span><text:span text:style-name="T85">-1], </text:span><text:span text:style-name="T86">because we’ve overshot to the left (using the current bit).<text:line-break/><text:line-break/></text:span><text:span text:style-name="T87">I think this algorithm is only log(n), </text:span><text:span text:style-name="T88">because the recurrence is of the form T(n/2)+c, same as binary search. I can’t figure out a way to get it any faster.</text:span></text:p>
      <text:p text:style-name="P40"><text:soft-page-break/></text:p>
      <text:list xml:id="list170753206361588" text:continue-numbering="true" text:style-name="L2">
        <text:list-item>
          <text:p text:style-name="P56">Now, John has changed the input, and the array A becomes unsorted. Design an algorithm using O(n) questions to find out the missing integer. </text:p>
        </text:list-item>
      </text:list>
      <text:p text:style-name="P31"><text:span text:style-name="T22">From <text:s/>i=1..n, </text:span><text:span text:style-name="T23">determine the value of</text:span><text:span text:style-name="T22"> A[i] </text:span><text:span text:style-name="T23">by summing up the value of 2^jth bit of each </text:span><text:span text:style-name="T25">number</text:span><text:span text:style-name="T23">.</text:span><text:span text:style-name="T22"> </text:span><text:span text:style-name="T24"><text:s/>Then, add up all the numbers from 1..n as Sum_2. Then, subtract Sum_2 from Sum_1. This will get us the missing integer.</text:span></text:p>
      <text:p text:style-name="P36"><text:span text:style-name="T26">O(</text:span><text:span text:style-name="T24">nlog(n)</text:span><text:span text:style-name="T26">)</text:span><text:span text:style-name="T24">, </text:span><text:span text:style-name="T27">I think. </text:span><text:span text:style-name="T25">Not log(n), but I’m stumped.</text:span></text:p>
      <text:p text:style-name="P8"><text:span text:style-name="T37">4. </text:span><text:span text:style-name="T36">Define maximum partial sum problem (MPS) as follows. Given an array A[1,n] of integers, and values of i and j with </text:span><text:span text:style-name="T37">1</text:span><text:span text:style-name="T4">≤</text:span><text:span text:style-name="T37">i</text:span><text:span text:style-name="T4">≤</text:span><text:span text:style-name="T37">j</text:span><text:span text:style-name="T4">≤</text:span><text:span text:style-name="T37">n </text:span><text:span text:style-name="T36">such that A[i]+A[i+1]+A[i+2]+...+A[j] is maximized. For example, for the array [3,-5,6,7,8,-10,7], the solution to MPS is i = 3 and j = 5 (sum is 21). Design an O(n log n) time algorithm. [Hint: Divide and Conquer approach].</text:span></text:p>
      <text:p text:style-name="P5">Divide A into subarrays of n/2 length until we have subarrays of length 2. </text:p>
      <text:p text:style-name="P9"><text:span text:style-name="T36">As we climb back up the recursion, we will have two subarrays, A</text:span><text:span text:style-name="T8">L </text:span><text:span text:style-name="T36">and A</text:span><text:span text:style-name="T8">R</text:span><text:span text:style-name="T36">. At each step, we need to compare three sums:</text:span></text:p>
      <text:p text:style-name="P9"><text:span text:style-name="T36">The MSP of A</text:span><text:span text:style-name="T8">L</text:span></text:p>
      <text:p text:style-name="P9"><text:span text:style-name="T36">The MSP of A</text:span><text:span text:style-name="T8">R</text:span></text:p>
      <text:p text:style-name="P6">A sum acquired as follows:</text:p>
      <text:p text:style-name="P20"><text:span text:style-name="T18">Merge A</text:span><text:span text:style-name="T10">L </text:span><text:span text:style-name="T18">and A</text:span><text:span text:style-name="T10">R <text:s/></text:span><text:span text:style-name="T19">IN ORDER from left to right. T</text:span><text:span text:style-name="T18">hen iterate over the combination, starting at the index where the MSP of A</text:span><text:span text:style-name="T10">L </text:span><text:span text:style-name="T18">begins. Keep track of three variables:</text:span></text:p>
      <text:p text:style-name="P9"><text:span text:style-name="T36">Sum: The sum from the index where the MSP of A</text:span><text:span text:style-name="T8">L </text:span><text:span text:style-name="T36">starts to our current index.</text:span></text:p>
      <text:p text:style-name="P9"><text:span text:style-name="T36">Local Max: The largest sum that we’ve summed as we iterate. We update this when Sum </text:span><text:span text:style-name="T3">≥</text:span><text:span text:style-name="T36"> Local Max.</text:span></text:p>
      <text:p text:style-name="P20"><text:span text:style-name="T18">K: This is the index where the Local Max ends. We update this to the current index when Sum </text:span><text:span text:style-name="T15">≥</text:span><text:span text:style-name="T18"> Local Max.</text:span></text:p>
      <text:p text:style-name="P21"><text:span text:style-name="T17">After comparing all three sums, we keep track of what the greatest sum was (the MSP of the merged array), where it started (i) and where it ended (j). We return these variables plus the merged A</text:span><text:span text:style-name="T9">L+R </text:span><text:span text:style-name="T17">to the next level of recursion.</text:span></text:p>
      <text:p text:style-name="P6">A subarray of length 2 is considered trivial to discover the MSP, i and j.</text:p>
      <text:p text:style-name="P6">This algorithm is T(n) = 2T(n/2) (for dividing into 2 smaller subproblems of n/2 size) + O(n) (for the merging + sum aspect). This recurrence is the same as Mergesort, which is O(nlogn).</text:p>
      <text:p text:style-name="P4">This algorithm is correct because we always know the greatest MSP of any possible subarray at every step of the recursion. Given that the problem is all about finding the subarray with the greatest MSP, we are guaranteed to be correct.</text:p>
      <text:p text:style-name="P13"><text:span text:style-name="T16">5. </text:span>Consider two sums, X = x<text:span text:style-name="T44">1</text:span> + x<text:span text:style-name="T44">2</text:span>+...+x<text:span text:style-name="T44">n</text:span> and Y=y<text:span text:style-name="T44">1</text:span>+y<text:span text:style-name="T44">2</text:span>+...+y<text:span text:style-name="T44">m</text:span>. Give an algorithm that finds indices i and j such that swapping x<text:span text:style-name="T44">i </text:span>with y<text:span text:style-name="T44">j</text:span> makes the two sums equal, that is, X −x<text:span text:style-name="T44">i</text:span> +y<text:span text:style-name="T44">j</text:span> = Y −y<text:span text:style-name="T44">j</text:span> +x<text:span text:style-name="T44">i</text:span>, if they exist. Analyze your algorithm,</text:p>
      <text:p text:style-name="P15">Assume that the input is given to us in the form of two arrays, <text:span text:style-name="T45">X and Y. N is the length of X plus the length of Y.</text:span></text:p>
      <text:p text:style-name="P15"><text:soft-page-break/>First we need to find the difference by which we need to bring the sums together by. If we don’t know the sums right away, sum together the arrays. When we have the sums, take the absolute value of their difference. Then, divide by 2. This is the difference by which the lower sum needs to rise, and the higher sum needs to fall.</text:p>
      <text:p text:style-name="P16">Then, sort.</text:p>
      <text:p text:style-name="P16">Then, for each number in the lower value sum array, do a binary search for that value plus our derived difference in sum value in the array of the higher sum. If we hit a match, we can swap those values for equal sums.</text:p>
      <text:p text:style-name="P16">The sorting is O(nlogn). The binary search is O((length of one of the arrays)log(n)). This gives us an O(nlogn) runtime.</text:p>
      <text:p text:style-name="P22"><text:span text:style-name="T46">T</text:span><text:span text:style-name="T47">he correctness of this algorithm depends on the correctness of </text:span><text:span text:style-name="T48">the way we calculated the difference between the two sums. If it is correct, then we would just need to swap x</text:span><text:span text:style-name="T13">i</text:span><text:span text:style-name="T29"> and y</text:span><text:span text:style-name="T13">j,</text:span><text:span text:style-name="T29">, because that would subtract an amount </text:span><text:span text:style-name="T32">diff </text:span><text:span text:style-name="T29">from the larger number and add an equal amount </text:span><text:span text:style-name="T32">diff </text:span><text:span text:style-name="T29">to the larger number, making them equal.</text:span></text:p>
      <text:p text:style-name="P23"><text:span text:style-name="T67">6. </text:span>Given a 2D array A[1,n][1,n] of n<text:span text:style-name="T1">2</text:span> numbers such that, in each row (from left to right) as well as in each column (from top to bottom), the elements are in the sorted order. Design an O(n) time algorithm to check if A contains a given number "x". Also, prove that it is not possible to design an o(n) time algorithm [i.e., a <text:span text:style-name="T5">Ω</text:span><text:span text:style-name="T39">(n) l</text:span>ower bound].</text:p>
      <text:p text:style-name="P26"><text:span text:style-name="T69">S</text:span><text:span text:style-name="T68">o, the solution is just the algorithm described in video lecture 2.3.</text:span></text:p>
      <text:p text:style-name="P10">Start in A[1][n].</text:p>
      <text:p text:style-name="P27"><text:span text:style-name="T68">If X &lt; A[i][j], move to A[i][</text:span><text:span text:style-name="T70">j</text:span><text:span text:style-name="T68">-1], with the knowledge that we don’t need to check column </text:span><text:span text:style-name="T70">j </text:span><text:span text:style-name="T68">any longer, because it’s guaranteed to be larger than a[</text:span><text:span text:style-name="T70">i</text:span><text:span text:style-name="T68">][</text:span><text:span text:style-name="T70">j</text:span><text:span text:style-name="T68">]. So we can move to to check</text:span><text:span text:style-name="T70"> the column to the left.</text:span></text:p>
      <text:p text:style-name="P28"><text:span text:style-name="T69">If X &gt; </text:span><text:span text:style-name="T70">A[i][j] then we move to check A[i+1][j], with the knowledge that we don’t need to check the row I anymore, because it’s </text:span><text:span text:style-name="T71">guaranteed</text:span><text:span text:style-name="T70"> to be smaller than A[i][j]. So we can move on to check the lower row.</text:span></text:p>
      <text:p text:style-name="P26"><text:span text:style-name="T7">Ω</text:span><text:span text:style-name="T40">(n) is the case, because: Let’s assume that the worst case is that our target is in the bottom left of the array. The quickest path to that square is by going diagonally, from our starting square of A[1[n]. The number of comparisons that we would make on the way would be equal to the length of a row or column, n. Thus, </text:span><text:span text:style-name="T6">Ω</text:span><text:span text:style-name="T40">(n).</text:span></text:p>
      <text:p text:style-name="P2"><text:span text:style-name="T42">7. </text:span><text:span text:style-name="T35">We say that an array</text:span><text:span text:style-name="T42"> </text:span><text:span text:style-name="T41">A[1,n]</text:span><text:span text:style-name="T35"> </text:span><text:span text:style-name="T42">i</text:span><text:span text:style-name="T35">s k-sorted if it can be divided into </text:span><text:span text:style-name="T41">k </text:span><text:span text:style-name="T35">blocks, each of size </text:span><text:span text:style-name="T41">n/k</text:span><text:span text:style-name="T35">, such that the elements in each block are larger than the elements in earlier blocks and smaller than the elements in later blocks. The elements within each block need not be sorted.</text:span></text:p>
      <text:p text:style-name="P2"><text:span text:style-name="T35">For example, the following array is 4-sorted:</text:span><text:span text:style-name="T91">1</text:span><text:bookmark text:name="MathJax-Span-26"/><text:span text:style-name="T91">,</text:span><text:bookmark text:name="MathJax-Span-27"/><text:span text:style-name="T91">2</text:span><text:bookmark text:name="MathJax-Span-28"/><text:span text:style-name="T91">,</text:span><text:bookmark text:name="MathJax-Span-29"/><text:span text:style-name="T91">4</text:span><text:bookmark text:name="MathJax-Span-30"/><text:span text:style-name="T91">,</text:span><text:bookmark text:name="MathJax-Span-31"/><text:span text:style-name="T91">3</text:span><text:bookmark text:name="MathJax-Span-34"/><text:bookmark text:name="MathJax-Span-33"/><text:bookmark text:name="MathJax-Span-32"/><text:span text:style-name="T91">|</text:span><text:bookmark text:name="MathJax-Span-35"/><text:span text:style-name="T91">7</text:span><text:bookmark text:name="MathJax-Span-36"/><text:span text:style-name="T91">,</text:span><text:bookmark text:name="MathJax-Span-37"/><text:span text:style-name="T91">6</text:span><text:bookmark text:name="MathJax-Span-38"/><text:span text:style-name="T91">,</text:span><text:bookmark text:name="MathJax-Span-39"/><text:span text:style-name="T91">5</text:span><text:bookmark text:name="MathJax-Span-40"/><text:bookmark text:name="MathJax-Span-42"/><text:bookmark text:name="MathJax-Span-41"/><text:span text:style-name="T91">|</text:span><text:bookmark text:name="MathJax-Span-43"/><text:span text:style-name="T91">10</text:span><text:bookmark text:name="MathJax-Span-44"/><text:span text:style-name="T91">,</text:span><text:bookmark text:name="MathJax-Span-45"/><text:span text:style-name="T91">11</text:span><text:bookmark text:name="MathJax-Span-46"/><text:span text:style-name="T91">,</text:span><text:bookmark text:name="MathJax-Span-47"/><text:span text:style-name="T91">9</text:span><text:bookmark text:name="MathJax-Span-48"/><text:span text:style-name="T91">,</text:span><text:bookmark text:name="MathJax-Span-49"/><text:span text:style-name="T91">12</text:span><text:bookmark text:name="MathJax-Span-52"/><text:bookmark text:name="MathJax-Span-51"/><text:bookmark text:name="MathJax-Span-50"/><text:span text:style-name="T91">|</text:span><text:bookmark text:name="MathJax-Span-53"/><text:span text:style-name="T91">15</text:span><text:bookmark text:name="MathJax-Span-54"/><text:span text:style-name="T91">,</text:span><text:bookmark text:name="MathJax-Span-55"/><text:span text:style-name="T91">13</text:span><text:bookmark text:name="MathJax-Span-56"/><text:span text:style-name="T91">,</text:span><text:bookmark text:name="MathJax-Span-57"/><text:span text:style-name="T91">16</text:span><text:bookmark text:name="MathJax-Span-58"/><text:span text:style-name="T91">,</text:span><text:bookmark text:name="MathJax-Span-59"/><text:span text:style-name="T91">14</text:span></text:p>
      <text:p text:style-name="P1"/>
      <text:p text:style-name="P24">a) Describe an algorithm that k-sorts an arbitrary array in time O(n log k)</text:p>
      <text:p text:style-name="P11">I’ll just assume that n/k is an integer to make it clean.</text:p>
      <text:p text:style-name="P35"><text:span text:style-name="T73">Use median of medians to get the median value of the array O(n) time. Then, we iterate over every value in the array and slot it into two sub arrays. If a value in the array is less than the median, it goes into A1. Else, A2. Then, we run this algorithm on A1 and A2. </text:span><text:span text:style-name="T74">We repeat until we have our base case of arrays of size n/k and then merge the arrays.</text:span></text:p>
      <text:p text:style-name="P12"><text:soft-page-break/>T(n)=T(n/2) + n. T(n/2) <text:span text:style-name="T100">is because</text:span> we’re dividing our subproblem in half each time, and n because there’s an n amount of steps at worst for the median of median algorithm to get the median, plus some array rearrangement. <text:span text:style-name="T100">The n represents some number of constant operations performed n times.</text:span></text:p>
      <text:p text:style-name="P12">This works out to the form: T(n)=(n/2<text:span text:style-name="T33">i</text:span><text:span text:style-name="T14">)+i*n.</text:span></text:p>
      <text:p text:style-name="P12"><text:span text:style-name="T14">The cause when the recurrence stops occurs when n/2</text:span><text:span text:style-name="T33">i </text:span><text:span text:style-name="T14">= n/k =&gt; 2</text:span><text:span text:style-name="T33">i</text:span><text:span text:style-name="T14">=k =&gt; i=log(k).</text:span></text:p>
      <text:p text:style-name="P57">Then we have: T(n) = n/k +nlog(k). </text:p>
      <text:p text:style-name="P57">nlog(k) &gt; n/k because k &gt;= 1.</text:p>
      <text:p text:style-name="P11"><text:span text:style-name="T97">Thus </text:span>O(nlog(k)) </text:p>
      <text:p text:style-name="P25">b) Prove that any comparison-based <text:span text:style-name="T90">k-s</text:span>orting algorithm requires <text:bookmark text:name="MathJax-Element-10-Frame"/><text:bookmark text:name="MathJax-Span-75"/><text:bookmark text:name="MathJax-Span-76"/><text:bookmark text:name="MathJax-Span-77"/><text:span text:style-name="T92">Ω</text:span><text:bookmark text:name="MathJax-Span-78"/><text:span text:style-name="T92">(</text:span><text:bookmark text:name="MathJax-Span-79"/><text:span text:style-name="T92">𝑛</text:span><text:bookmark text:name="MathJax-Span-80"/><text:span text:style-name="T92">log</text:span><text:bookmark text:name="MathJax-Span-81"/><text:bookmark text:name="MathJax-Span-82"/><text:span text:style-name="T92">𝑘</text:span><text:bookmark text:name="MathJax-Span-83"/><text:span text:style-name="T92">)<text:line-break/></text:span>comparisons in the worst case.</text:p>
      <text:p text:style-name="P60"><text:span text:style-name="T72">We’re still dealing with comparison based methods, so our algorithm can be described as a binary decision tree. </text:span><text:span text:style-name="T75">I’m not quite sure how to count the number of leaf notes in this particular tree, however, </text:span><text:span text:style-name="T76">so I can’t really construct the rest of the proof.</text:span></text:p>
      <text:p text:style-name="P61"><text:span text:style-name="T76">B</text:span><text:span text:style-name="T68">asically, sorting is a special case of k sorting where k = n. </text:span><text:span text:style-name="T77">We know that regular sorting is </text:span><text:span text:style-name="T78">omega</text:span><text:span text:style-name="T77">(nlogn).</text:span></text:p>
      <text:p text:style-name="P62"><text:span text:style-name="T77">N</text:span><text:span text:style-name="T68">ow, assume someone claims that we could do a k sort in o(nlogk) time. This would imply that we could do regular sorting in o(nlogn) time, which we know is not correct.</text:span></text:p>
      <text:p text:style-name="P47">c) Describe an algorithm that completely sorts an already k-sorted array in time <text:bookmark text:name="MathJax-Span-89"/><text:bookmark text:name="MathJax-Span-88"/><text:bookmark text:name="MathJax-Span-87"/><text:bookmark text:name="MathJax-Element-12-Frame"/><text:span text:style-name="T95">𝑂</text:span><text:bookmark text:name="MathJax-Span-90"/><text:span text:style-name="T92">(</text:span><text:bookmark text:name="MathJax-Span-91"/><text:span text:style-name="T92">𝑛</text:span><text:span text:style-name="T93">l</text:span><text:span text:style-name="T92">og</text:span><text:bookmark text:name="MathJax-Span-94"/><text:bookmark text:name="MathJax-Span-93"/><text:span text:style-name="T92">(</text:span><text:bookmark text:name="MathJax-Span-95"/><text:span text:style-name="T92">𝑛</text:span><text:bookmark text:name="MathJax-Span-98"/><text:bookmark text:name="MathJax-Span-97"/><text:bookmark text:name="MathJax-Span-96"/><text:span text:style-name="T92">/</text:span><text:bookmark text:name="MathJax-Span-99"/><text:span text:style-name="T92">𝑘</text:span><text:bookmark text:name="MathJax-Span-100"/><text:span text:style-name="T92">)</text:span><text:bookmark text:name="MathJax-Span-101"/><text:span text:style-name="T92">)</text:span><text:span text:style-name="T94">.</text:span></text:p>
      <text:p text:style-name="P63"/>
      <text:p text:style-name="P37">This would only work for the algorithm that I described in a) but we could keep track of where each subdivision begins and ends as we merge them together. Then, we can do a mergesort of each subdivision, which would be n/<text:span text:style-name="T101">k</text:span>*log(n/k) * <text:span text:style-name="T101">k blocks = nlog(k/n).</text:span></text:p>
      <text:p text:style-name="P14"><text:span text:style-name="T43">8. </text:span>Cinderella's stepmother has newly bought n bolts and n nuts. The bolts and the nuts are of different sizes, each of them is from size 1 to size n. So, each bolt has exactly one nut just fitting it. These bolts and nuts have the same appearance so that we cannot distinguish a bolt from another bolt, or a nut from another nut, just by looking at them. Fortunately, we can compare a bolt with a nut by screwing them together, to see if the size of the bolt is too large, or just fitting, or too small, for the nut. Cinderella wants to join the ball held by Prince Charming. But now, her wicked stepmother has mixed the bolts, and mixed the nuts, and tells her that she can go to the ball unless she can find the largest bolt and the largest nut in time. An obvious way is to compare each bolt with each nut, but that will take n<text:span text:style-name="T1">2 </text:span>comparisons (which is too long). Can you help Cinderella to find an algorithm requiring only o(n<text:span text:style-name="T1">2</text:span>) comparisons? For instance, O(n) comparisons? </text:p>
      <text:p text:style-name="P29"><text:span text:style-name="T55">Keeping the nuts and bolts in separate lists. (N for nut and B for bolt) Compare B[i] to N[i], from 1..n.</text:span><text:span text:style-name="T53"> There are three possibilities, </text:span><text:span text:style-name="T54">during a comparison</text:span><text:span text:style-name="T53">:</text:span></text:p>
      <text:p text:style-name="P17"><text:span text:style-name="T96">1. </text:span>Bolt &gt; Nut:</text:p>
      <text:p text:style-name="P30"><text:span text:style-name="T54">Toss the nut, keep the bolt. Place the </text:span><text:span text:style-name="T55">bolt in a </text:span><text:span text:style-name="T59">new</text:span><text:span text:style-name="T55"> </text:span><text:span text:style-name="T58">bolt </text:span><text:span text:style-name="T59">l</text:span><text:span text:style-name="T55">ist.</text:span></text:p>
      <text:p text:style-name="P17"><text:span text:style-name="T96">2. </text:span>Bolt &lt; Nut</text:p>
      <text:p text:style-name="P30"><text:soft-page-break/><text:span text:style-name="T54">Toss the bolt, keep the nut. </text:span><text:span text:style-name="T55">Place the nut in a </text:span><text:span text:style-name="T59">new</text:span><text:span text:style-name="T58"> nut list.</text:span></text:p>
      <text:p text:style-name="P18"><text:span text:style-name="T96">3. </text:span>Bolt = Nut:</text:p>
      <text:p text:style-name="P32"><text:span text:style-name="T54">We are unable to count out either nut or bolt, as it’s possible that this could be the largest </text:span><text:span text:style-name="T55">pair</text:span><text:span text:style-name="T54">. </text:span><text:span text:style-name="T55">Put the nut and bolt in th</text:span><text:span text:style-name="T59">e new</text:span><text:span text:style-name="T55"> lists. If an equality does occur, we’ll want to ensure that we don’t compare the nuts and bolts again in the next pass. </text:span><text:span text:style-name="T56">So, in the next pass, we will need to begin comparing in the order of B[1] = N[n-however many nuts are gone]. </text:span><text:span text:style-name="T58">Basically, starting from left to right with bolts and right to left with nuts.</text:span></text:p>
      <text:p text:style-name="P33"><text:span text:style-name="T58">R</text:span><text:span text:style-name="T52">epeat. </text:span><text:span text:style-name="T60">If one list is less than the other, than just make comparisons using the last nut or bolt, whichever runs out first.</text:span></text:p>
      <text:p text:style-name="P19">The algorithm ends when we have one pair left – the largest pair.</text:p>
      <text:p text:style-name="P33"><text:span text:style-name="T52">This algorithm is deterministic, because there are two possibilities in the arrangement of the lists: One where the comparison</text:span><text:span text:style-name="T60">s</text:span><text:span text:style-name="T52"> result </text:span><text:span text:style-name="T60">i</text:span><text:span text:style-name="T52">n eliminations, or one where it results in all equivalences. In the </text:span><text:span text:style-name="T60">case of all equivalences, we know there will be eliminations in the next pass because we’re reversing the order comparisons are made against nuts.<text:line-break/><text:line-break/>The running time of this algorithm is a little difficult to determine, because the size of n is decreasing by a variable amount on each pass. But I’m pretty sure </text:span><text:span text:style-name="T61">that it’s o(n</text:span><text:span text:style-name="T34">2</text:span><text:span text:style-name="T30">) since eliminations are guaranteed to </text:span><text:span text:style-name="T31">occur, such that it’s better than comparing every nut with every bolt. </text:span><text:span text:style-name="T57"><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in Modern Math" svg:font-family="'Latin Modern Math', 'STIX Two Math', 'XITS Math', 'STIX Math', 'Libertinus Math', 'TeX Gyre Termes Math', 'TeX Gyre Bonum Math', 'TeX Gyre Schola', 'DejaVu Math TeX Gyre', 'TeX Gyre Pagella Math', 'Asana Math', 'Cambria Math', 'Lucida Bright Math', 'Minion Math', STIXGeneral, STIXSizeOneSym, Symbol, 'Times New Roman', serif"/>
    <style:font-face style:name="Lohit Devanagari1" svg:font-family="'Lohit Devanagari'"/>
    <style:font-face style:name="inherit" svg:font-family="inherit"/>
    <style:font-face style:name="Liberation Serif" svg:font-family="'Liberation Serif'" style:font-family-generic="roman"/>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9T16:49:34.543561334</meta:creation-date>
    <dc:date>2021-02-03T17:07:52.513227691</dc:date>
    <meta:editing-duration>PT11H13M36S</meta:editing-duration>
    <meta:editing-cycles>22</meta:editing-cycles>
    <meta:generator>LibreOffice/6.4.6.2$Linux_X86_64 LibreOffice_project/40$Build-2</meta:generator>
    <meta:print-date>2021-02-03T14:29:22.821617785</meta:print-date>
    <meta:document-statistic meta:table-count="0" meta:image-count="0" meta:object-count="0" meta:page-count="5" meta:paragraph-count="73" meta:word-count="2327" meta:character-count="12400" meta:non-whitespace-character-count="10121"/>
  </office:meta>
</office:document-meta>
</file>